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Devanagari1" svg:font-family="'Lohit Devanagari'"/>
    <style:font-face style:name="OpenSymbol" svg:font-family="OpenSymbol"/>
    <style:font-face style:name="Abyssinica SIL" svg:font-family="'Abyssinica SIL'" style:font-pitch="variable"/>
    <style:font-face style:name="Lohit Bengali" svg:font-family="'Lohit Bengali'" style:font-pitch="variable"/>
    <style:font-face style:name="Tibetan Machine Uni" svg:font-family="'Tibetan Machine Uni'" style:font-pitch="variable"/>
    <style:font-face style:name="Tinos" svg:font-family="Tino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ing_20_1">
      <style:text-properties style:font-name="Tinos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/>
    </style:style>
    <style:style style:name="T1" style:family="text">
      <style:text-properties style:font-name="Tinos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Requirements</text:h>
      <text:p text:style-name="Text_20_body"><text:span text:style-name="T1">Introduction </text:span></text:p>
      <text:list xml:id="list6217997223698809643" text:style-name="L1">
        <text:list-item>
          <text:list>
            <text:list-item>
              <text:p text:style-name="P3">Purpose :To provide Harrison college a way to track <text:s/>students, teachers and classes</text:p>
            </text:list-item>
          </text:list>
        </text:list-item>
        <text:list-item>
          <text:p text:style-name="P3">Overall description </text:p>
          <text:list>
            <text:list-item>
              <text:p text:style-name="P3">Product perspective </text:p>
              <text:list>
                <text:list-item>
                  <text:p text:style-name="P3">System Interfaces</text:p>
                  <text:list>
                    <text:list-item>
                      <text:p text:style-name="P3">JPA</text:p>
                    </text:list-item>
                    <text:list-item>
                      <text:p text:style-name="P3"><text:s/>Oracle database</text:p>
                    </text:list-item>
                    <text:list-item>
                      <text:p text:style-name="P3"><text:s/>Eclipse </text:p>
                    </text:list-item>
                  </text:list>
                </text:list-item>
                <text:list-item>
                  <text:p text:style-name="P3">User Interfaces </text:p>
                  <text:list>
                    <text:list-item>
                      <text:p text:style-name="P3">User Accounts</text:p>
                    </text:list-item>
                    <text:list-item>
                      <text:p text:style-name="P3">Courses</text:p>
                    </text:list-item>
                    <text:list-item>
                      <text:p text:style-name="P3">Grades</text:p>
                    </text:list-item>
                    <text:list-item>
                      <text:p text:style-name="P3">Schedule</text:p>
                    </text:list-item>
                  </text:list>
                </text:list-item>
                <text:list-item>
                  <text:p text:style-name="P3">Hardware interfaces</text:p>
                  <text:list>
                    <text:list-item>
                      <text:p text:style-name="P3">System must run oracle and tomcat </text:p>
                    </text:list-item>
                  </text:list>
                </text:list-item>
                <text:list-item>
                  <text:p text:style-name="P3">Software interfaces </text:p>
                  <text:list>
                    <text:list-item>
                      <text:p text:style-name="P3">Eclipse, Oracle 12 c</text:p>
                    </text:list-item>
                  </text:list>
                </text:list-item>
                <text:list-item>
                  <text:p text:style-name="P3">Communication Interfaces </text:p>
                  <text:list>
                    <text:list-item>
                      <text:p text:style-name="P3">SMTP Email server</text:p>
                    </text:list-item>
                  </text:list>
                </text:list-item>
                <text:list-item>
                  <text:p text:style-name="P3">Memory Constraints </text:p>
                  <text:list>
                    <text:list-item>
                      <text:p text:style-name="P3">none</text:p>
                    </text:list-item>
                  </text:list>
                </text:list-item>
                <text:list-item>
                  <text:p text:style-name="P3">Operations </text:p>
                  <text:list>
                    <text:list-item>
                      <text:p text:style-name="P3">Encrypt password </text:p>
                    </text:list-item>
                  </text:list>
                </text:list-item>
              </text:list>
            </text:list-item>
            <text:list-item>
              <text:p text:style-name="P3">User characteristics </text:p>
              <text:list>
                <text:list-item>
                  <text:p text:style-name="P3">Students of college age(16-up generally 18-30) and adults of professor age(30-up)</text:p>
                </text:list-item>
              </text:list>
            </text:list-item>
            <text:list-item>
              <text:p text:style-name="P3">Constraints, assumptions and dependencies </text:p>
            </text:list-item>
          </text:list>
        </text:list-item>
        <text:list-item>
          <text:p text:style-name="P3">Specific requirements </text:p>
          <text:list>
            <text:list-item>
              <text:p text:style-name="P3">External interface requirements</text:p>
              <text:list>
                <text:list-item>
                  <text:p text:style-name="P3">System must interface with a web server </text:p>
                </text:list-item>
              </text:list>
            </text:list-item>
            <text:list-item>
              <text:p text:style-name="P3">Functional requirements </text:p>
              <text:list>
                <text:list-item>
                  <text:p text:style-name="P3">Java EE</text:p>
                </text:list-item>
                <text:list-item>
                  <text:p text:style-name="P3">Servlets</text:p>
                </text:list-item>
                <text:list-item>
                  <text:p text:style-name="P3">JPA</text:p>
                </text:list-item>
                <text:list-item>
                  <text:p text:style-name="P3">JSTL</text:p>
                </text:list-item>
                <text:list-item>
                  <text:p text:style-name="P3">Bootstraps</text:p>
                </text:list-item>
              </text:list>
            </text:list-item>
            <text:list-item>
              <text:p text:style-name="P3">Performance requirements</text:p>
              <text:list>
                <text:list-item>
                  <text:p text:style-name="P3">Fast and Available service </text:p>
                </text:list-item>
              </text:list>
            </text:list-item>
            <text:list-item>
              <text:p text:style-name="P3">Design constraints </text:p>
              <text:list>
                <text:list-item>
                  <text:p text:style-name="P3">Standards Compliance </text:p>
                  <text:list>
                    <text:list-item>
                      <text:p text:style-name="P3">Must meet PMD standards.</text:p>
                    </text:list-item>
                  </text:list>
                </text:list-item>
              </text:list>
            </text:list-item>
            <text:list-item>
              <text:p text:style-name="P3">Logical database requirement </text:p>
              <text:list>
                <text:list-item>
                  <text:p text:style-name="P3"><text:soft-page-break/>Database must be able to store user information and information about classes</text:p>
                </text:list-item>
                <text:list-item>
                  <text:p text:style-name="P3">Must store all relevant information as provided by consumer</text:p>
                </text:list-item>
              </text:list>
            </text:list-item>
            <text:list-item>
              <text:p text:style-name="P3">Software System attributes </text:p>
              <text:list>
                <text:list-item>
                  <text:p text:style-name="P3">Reliability </text:p>
                  <text:list>
                    <text:list-item>
                      <text:p text:style-name="P3">reliable</text:p>
                    </text:list-item>
                  </text:list>
                </text:list-item>
                <text:list-item>
                  <text:p text:style-name="P3">Availability </text:p>
                  <text:list>
                    <text:list-item>
                      <text:p text:style-name="P3">only available to those on the system</text:p>
                    </text:list-item>
                    <text:list-item>
                      <text:p text:style-name="P3">to be online</text:p>
                    </text:list-item>
                  </text:list>
                </text:list-item>
                <text:list-item>
                  <text:p text:style-name="P3">Security </text:p>
                  <text:list>
                    <text:list-item>
                      <text:p text:style-name="P3">password encryption?</text:p>
                    </text:list-item>
                  </text:list>
                </text:list-item>
                <text:list-item>
                  <text:p text:style-name="P3">Maintainability </text:p>
                  <text:list>
                    <text:list-item>
                      <text:p text:style-name="P3">github</text:p>
                    </text:list-item>
                  </text:list>
                </text:list-item>
                <text:list-item>
                  <text:p text:style-name="P3">Portability </text:p>
                  <text:list>
                    <text:list-item>
                      <text:p text:style-name="P3">github</text:p>
                    </text:list-item>
                  </text:list>
                </text:list-item>
              </text:list>
            </text:list-item>
            <text:list-item>
              <text:p text:style-name="P2">Other requirements </text:p>
            </text:list-item>
          </text:list>
        </text:list-item>
      </text:list>
      <text:p text:style-name="Text_20_body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Devanagari1" svg:font-family="'Lohit Devanagari'"/>
    <style:font-face style:name="OpenSymbol" svg:font-family="OpenSymbol"/>
    <style:font-face style:name="Abyssinica SIL" svg:font-family="'Abyssinica SIL'" style:font-pitch="variable"/>
    <style:font-face style:name="Lohit Bengali" svg:font-family="'Lohit Bengali'" style:font-pitch="variable"/>
    <style:font-face style:name="Tibetan Machine Uni" svg:font-family="'Tibetan Machine Uni'" style:font-pitch="variable"/>
    <style:font-face style:name="Tinos" svg:font-family="Tino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udent MC</meta:initial-creator>
    <meta:creation-date>2016-07-21T09:23:08</meta:creation-date>
    <dc:date>2016-07-21T09:57:05</dc:date>
    <dc:creator>Student MC</dc:creator>
    <meta:editing-duration>PT3M36S</meta:editing-duration>
    <meta:editing-cycles>1</meta:editing-cycles>
    <meta:generator>OpenOffice/4.1.0$Unix OpenOffice.org_project/410m18$Build-9764</meta:generator>
    <meta:document-statistic meta:table-count="0" meta:image-count="0" meta:object-count="0" meta:page-count="2" meta:paragraph-count="57" meta:word-count="212" meta:character-count="1254"/>
  </office:meta>
</office:document-meta>
</file>